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6743in" text:min-label-width="0.25in" text:list-level-position-and-space-mode="label-alignment">
          <style:list-level-label-alignment text:label-followed-by="listtab" fo:margin-left="1.9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743in" text:min-label-width="0.25in" text:list-level-position-and-space-mode="label-alignment">
          <style:list-level-label-alignment text:label-followed-by="listtab" fo:margin-left="2.4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993in" text:min-label-width="0.125in" text:list-level-position-and-space-mode="label-alignment">
          <style:list-level-label-alignment text:label-followed-by="listtab" fo:margin-left="2.9243in" fo:text-indent="-0.125in"/>
        </style:list-level-properties>
      </text:list-level-style-number>
      <text:list-level-style-number text:level="4" style:num-suffix="." style:num-format="1">
        <style:list-level-properties text:space-before="3.1743in" text:min-label-width="0.25in" text:list-level-position-and-space-mode="label-alignment">
          <style:list-level-label-alignment text:label-followed-by="listtab" fo:margin-left="3.4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743in" text:min-label-width="0.25in" text:list-level-position-and-space-mode="label-alignment">
          <style:list-level-label-alignment text:label-followed-by="listtab" fo:margin-left="3.9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993in" text:min-label-width="0.125in" text:list-level-position-and-space-mode="label-alignment">
          <style:list-level-label-alignment text:label-followed-by="listtab" fo:margin-left="4.4243in" fo:text-indent="-0.125in"/>
        </style:list-level-properties>
      </text:list-level-style-number>
      <text:list-level-style-number text:level="7" style:num-suffix="." style:num-format="1">
        <style:list-level-properties text:space-before="4.6743in" text:min-label-width="0.25in" text:list-level-position-and-space-mode="label-alignment">
          <style:list-level-label-alignment text:label-followed-by="listtab" fo:margin-left="4.9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743in" text:min-label-width="0.25in" text:list-level-position-and-space-mode="label-alignment">
          <style:list-level-label-alignment text:label-followed-by="listtab" fo:margin-left="5.4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993in" text:min-label-width="0.125in" text:list-level-position-and-space-mode="label-alignment">
          <style:list-level-label-alignment text:label-followed-by="listtab" fo:margin-left="5.9243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 fo:line-height="100%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justify" fo:line-height="100%">
        <style:tab-stops>
          <style:tab-stop style:type="left" style:position="1.9687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4" style:parent-style-name="Normal" style:family="paragraph">
      <style:paragraph-properties fo:text-align="justify" fo:line-height="100%">
        <style:tab-stops>
          <style:tab-stop style:type="left" style:position="1.9687in"/>
        </style:tab-stops>
      </style:paragraph-properties>
    </style:style>
    <style:style style:name="T35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style:text-autospace="none" fo:text-align="justify" fo:margin-bottom="0in" fo:margin-left="1.9687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2" style:parent-style-name="Normal" style:family="paragraph">
      <style:paragraph-properties style:text-autospace="none" fo:text-align="justify" fo:margin-bottom="0in" fo:line-height="150%" fo:margin-left="1.9687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P53" style:parent-style-name="Normal" style:family="paragraph">
      <style:paragraph-properties fo:text-align="justify" fo:margin-bottom="0in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</style:style>
    <style:style style:name="T55" style:parent-style-name="Fonteparág.padrão" style:family="text">
      <style:text-properties style:font-name="Arial" style:font-name-complex="Arial" fo:font-weight="bold" style:font-weight-asian="bold" fo:letter-spacing="-0.0027in" fo:font-size="10pt" style:font-size-asian="10pt" style:font-size-complex="10pt"/>
    </style:style>
    <style:style style:name="T56" style:parent-style-name="Fonteparág.padrão" style:family="text">
      <style:text-properties style:font-name="Arial" style:font-name-complex="Arial" fo:font-weight="bold" style:font-weight-asian="bold" fo:letter-spacing="-0.0027in" fo:font-size="10pt" style:font-size-asian="10pt" style:font-size-complex="10pt"/>
    </style:style>
    <style:style style:name="T57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59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0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1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P62" style:parent-style-name="Normal" style:family="paragraph">
      <style:paragraph-properties fo:text-align="justify" fo:margin-bottom="0in" fo:line-height="100%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3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text-align="justify" fo:margin-top="0.1666in" fo:line-height="0.2916in" fo:text-indent="1.9687in"/>
    </style:style>
    <style:style style:name="T6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6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7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7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5" style:parent-style-name="Fonteparág.padrão" style:family="text"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4" style:parent-style-name="Normal" style:family="paragraph">
      <style:paragraph-properties fo:text-align="justify" fo:margin-top="0.1666in" fo:line-height="0.2916in" fo:text-indent="1.9687in"/>
    </style:style>
    <style:style style:name="T105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7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08" style:parent-style-name="Normal" style:family="paragraph">
      <style:paragraph-properties fo:text-align="center" fo:margin-bottom="0in" fo:line-height="150%">
        <style:tab-stops>
          <style:tab-stop style:type="left" style:position="1.0833in"/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09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1" style:parent-style-name="SemEspaçamento" style:family="paragraph">
      <style:paragraph-properties fo:text-align="center"/>
    </style:style>
    <style:style style:name="T11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13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4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5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6" style:parent-style-name="SemEspaçamento" style:family="paragraph">
      <style:paragraph-properties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7" style:parent-style-name="Normal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8" style:parent-style-name="Normal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9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20" style:parent-style-name="SemEspaçamento" style:family="paragraph">
      <style:paragraph-properties fo:text-align="justify" fo:line-height="115%" fo:margin-right="2.9875in"/>
      <style:text-properties style:font-name="Arial" style:font-name-complex="Arial" fo:font-size="9pt" style:font-size-asian="9pt" style:font-size-complex="9pt"/>
    </style:style>
    <style:style style:name="P121" style:parent-style-name="SemEspaçamento" style:family="paragraph">
      <style:paragraph-properties fo:text-align="center" fo:line-height="115%" fo:margin-right="2.9875in"/>
      <style:text-properties style:font-name="Arial" style:font-name-complex="Arial" fo:font-size="9pt" style:font-size-asian="9pt" style:font-size-complex="9pt"/>
    </style:style>
    <style:style style:name="P122" style:parent-style-name="SemEspaçamento" style:family="paragraph">
      <style:paragraph-properties fo:line-height="115%" fo:margin-right="2.9875in"/>
      <style:text-properties style:font-name="Arial" style:font-name-complex="Arial" fo:font-size="9pt" style:font-size-asian="9pt" style:font-size-complex="9pt"/>
    </style:style>
    <style:style style:name="P123" style:parent-style-name="SemEspaçamento" style:family="paragraph">
      <style:paragraph-properties fo:text-align="center" fo:line-height="115%" fo:margin-right="2.9875in"/>
      <style:text-properties style:font-name="Arial" style:font-name-complex="Arial" fo:font-size="9pt" style:font-size-asian="9pt" style:font-size-complex="9pt"/>
    </style:style>
    <style:style style:name="P124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25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9pt" style:font-size-asian="9pt" style:font-size-complex="9pt"/>
    </style:style>
    <style:style style:name="P126" style:parent-style-name="SemEspaçamento" style:family="paragraph">
      <style:paragraph-properties fo:text-align="center" fo:line-height="115%" fo:margin-right="2.9875in"/>
    </style:style>
    <style:style style:name="T127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28" style:parent-style-name="Fonteparág.padrão" style:family="text">
      <style:text-properties style:font-name="Arial" style:font-name-complex="Arial" fo:font-weight="bold" style:font-weight-asian="bold" fo:font-size="9pt" style:font-size-asian="9pt" style:font-size-complex="9pt"/>
    </style:style>
  </office:automatic-styles>
  <office:body>
    <office:text text:use-soft-page-breaks="true">
      <text:p text:style-name="P1">REPUBLICAÇÃO POR CONTER INCORREÇÕES</text:p>
      <text:p text:style-name="P33"/>
      <text:p text:style-name="P34"><text:span text:style-name="T35"><text:tab/></text:span><text:span text:style-name="T36">PORTARIA N</text:span><text:span text:style-name="T37">º<text:s/></text:span><text:span text:style-name="T38">3</text:span><text:span text:style-name="T39">.</text:span><text:span text:style-name="T40">187</text:span><text:span text:style-name="T41">, DE<text:s/></text:span><text:span text:style-name="T42">0</text:span><text:span text:style-name="T43">2</text:span><text:span text:style-name="T44"><text:s/></text:span><text:span text:style-name="T45">DE AGOST</text:span><text:span text:style-name="T46">O</text:span><text:span text:style-name="T47"><text:s/></text:span><text:span text:style-name="T48">DE 202</text:span><text:span text:style-name="T49">1</text:span><text:span text:style-name="T50">.</text:span></text:p>
      <text:p text:style-name="P51"/>
      <text:p text:style-name="P52">“Dispõe sobre designação de<text:s/>ocupante<text:s/>para o<text:s/>cargo de<text:s/>provimento em comissão de<text:s/>Diretor do Departamento<text:s/>De Planejamento, Obras e Fiscalização,<text:s/>na forma que especifica.”</text:p>
      <text:p text:style-name="P53"/>
      <text:p text:style-name="P54"><text:span text:style-name="T55">IVAIR NUNES PEREIRA</text:span><text:span text:style-name="T56">,<text:s/></text:span><text:span text:style-name="T57">Pr</text:span><text:span text:style-name="T58">esidente do Departamento de Águas e Esgotos de Valinhos</text:span><text:span text:style-name="T59">, no uso das atribuições que lhe<text:s/></text:span><text:span text:style-name="T60">são conferidas por Lei</text:span><text:span text:style-name="T61">;</text:span></text:p>
      <text:p text:style-name="P62"/>
      <text:p text:style-name="P63">CONSIDERANDO<text:s/>os elementos constantes<text:s/>no<text:s/>Expediente Administrativo nº. 1697/2021<text:s/>–<text:s/>Presidência,<text:s/>resolve:</text:p>
      <text:p text:style-name="P64"><text:span text:style-name="T65">Art. 1º</text:span><text:span text:style-name="T66"><text:s/></text:span><text:span text:style-name="T67">Designar</text:span><text:span text:style-name="T68"><text:s/></text:span><text:span text:style-name="T69">o<text:s/></text:span><text:span text:style-name="T70">S</text:span><text:span text:style-name="T71">r</text:span><text:span text:style-name="T72">.</text:span><text:span text:style-name="T73"><text:s/></text:span><text:span text:style-name="T74">Ricardo Rogério Gardin</text:span><text:span text:style-name="T75"><text:s/></text:span><text:span text:style-name="T76">– matrícula<text:s/></text:span><text:span text:style-name="T77">928</text:span><text:span text:style-name="T78">, portador do CPF nº<text:s/></text:span><text:span text:style-name="T79">178.981.50</text:span><text:span text:style-name="T80">8</text:span><text:span text:style-name="T81">-</text:span><text:span text:style-name="T82">8</text:span><text:span text:style-name="T83">0</text:span><text:span text:style-name="T84"><text:s/>e do RG nº<text:s/></text:span><text:span text:style-name="T85">2</text:span><text:span text:style-name="T86">7</text:span><text:span text:style-name="T87">.</text:span><text:span text:style-name="T88">227</text:span><text:span text:style-name="T89">.</text:span><text:span text:style-name="T90">8</text:span><text:span text:style-name="T91">66-X</text:span><text:span text:style-name="T92"><text:s/>SSP/SP</text:span><text:span text:style-name="T93">,</text:span><text:span text:style-name="T94"><text:s/>para exercer,<text:s/></text:span><text:span text:style-name="T95">pro tempore</text:span><text:span text:style-name="T96">,</text:span><text:span text:style-name="T97"><text:s/></text:span><text:span text:style-name="T98">o cargo de provimento em comissão de Diretor do Departamento<text:s/></text:span><text:span text:style-name="T99">de Planejamento, Obras e Fiscalização</text:span><text:span text:style-name="T100">, sem prejuízo dos vencimentos do seu cargo de origem</text:span><text:span text:style-name="T101">, a partir do dia<text:s/></text:span><text:span text:style-name="T102">01 de agost</text:span><text:span text:style-name="T103">o de 2021.</text:span></text:p>
      <text:p text:style-name="P104"><text:span text:style-name="T105">Art. 2º</text:span><text:span text:style-name="T106"><text:s/>Esta Portaria entra em vigor na data de sua publicação, retroagindo os efeitos a 01 de agosto de 2021.<text:s/></text:span></text:p>
      <text:p text:style-name="P107"/>
      <text:p text:style-name="P108">Valinhos,<text:s/>02 de agosto<text:s/>de 2021.</text:p>
      <text:p text:style-name="P109"/>
      <text:p text:style-name="P110"/>
      <text:p text:style-name="P111"><text:span text:style-name="T112">IVAIR NUNES PEREIRA</text:span></text:p>
      <text:p text:style-name="P113">Presidente</text:p>
      <text:p text:style-name="P114"/>
      <text:p text:style-name="P115"/>
      <text:p text:style-name="P116"/>
      <text:p text:style-name="P117">ALUÍSIO JOSÉ MAMPRIN BRUNELLO</text:p>
      <text:p text:style-name="P118">Diretor do Departamento Administrativo</text:p>
      <text:p text:style-name="P119"/>
      <text:p text:style-name="P120">Redigida e lavrada consoante os elementos constantes<text:s/>do<text:s/>Expediente Administrativo<text:s/>nº<text:s/>1697/2021-Presidência.</text:p>
      <text:p text:style-name="P121"/>
      <text:p text:style-name="P122"/>
      <text:p text:style-name="P123"/>
      <text:p text:style-name="P124">MARCELO TADASHI NISIHARA</text:p>
      <text:p text:style-name="P125">Diretor da<text:s/>Divisão de Pessoal</text:p>
      <text:p text:style-name="P126"><text:span text:style-name="T127">em substit</text:span><text:span text:style-name="T128">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style:font-name="Times New Roman" style:font-name-asian="Calibri" style:font-name-complex="Times New Roman" fo:font-weight="bold" style:font-weight-asian="bold"/>
    </style:style>
    <style:style style:name="WW_CharLFO5LVL1" style:family="text">
      <style:text-properties style:font-name="Times New Roman" style:font-name-asian="Calibri" style:font-name-complex="Times New Roman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6743in" text:min-label-width="0.25in" text:list-level-position-and-space-mode="label-alignment">
          <style:list-level-label-alignment text:label-followed-by="listtab" fo:margin-left="1.9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743in" text:min-label-width="0.25in" text:list-level-position-and-space-mode="label-alignment">
          <style:list-level-label-alignment text:label-followed-by="listtab" fo:margin-left="2.4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993in" text:min-label-width="0.125in" text:list-level-position-and-space-mode="label-alignment">
          <style:list-level-label-alignment text:label-followed-by="listtab" fo:margin-left="2.9243in" fo:text-indent="-0.125in"/>
        </style:list-level-properties>
      </text:list-level-style-number>
      <text:list-level-style-number text:level="4" style:num-suffix="." style:num-format="1">
        <style:list-level-properties text:space-before="3.1743in" text:min-label-width="0.25in" text:list-level-position-and-space-mode="label-alignment">
          <style:list-level-label-alignment text:label-followed-by="listtab" fo:margin-left="3.4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743in" text:min-label-width="0.25in" text:list-level-position-and-space-mode="label-alignment">
          <style:list-level-label-alignment text:label-followed-by="listtab" fo:margin-left="3.9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993in" text:min-label-width="0.125in" text:list-level-position-and-space-mode="label-alignment">
          <style:list-level-label-alignment text:label-followed-by="listtab" fo:margin-left="4.4243in" fo:text-indent="-0.125in"/>
        </style:list-level-properties>
      </text:list-level-style-number>
      <text:list-level-style-number text:level="7" style:num-suffix="." style:num-format="1">
        <style:list-level-properties text:space-before="4.6743in" text:min-label-width="0.25in" text:list-level-position-and-space-mode="label-alignment">
          <style:list-level-label-alignment text:label-followed-by="listtab" fo:margin-left="4.9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743in" text:min-label-width="0.25in" text:list-level-position-and-space-mode="label-alignment">
          <style:list-level-label-alignment text:label-followed-by="listtab" fo:margin-left="5.4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993in" text:min-label-width="0.125in" text:list-level-position-and-space-mode="label-alignment">
          <style:list-level-label-alignment text:label-followed-by="listtab" fo:margin-left="5.9243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2951in" fo:margin-left="1.3784in" fo:margin-bottom="0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33in"/>
      </style:header-style>
      <style:footer-style>
        <style:header-footer-properties style:dynamic-spacing="true" fo:min-height="0.6298in"/>
      </style:footer-style>
    </style:page-layout>
    <style:style style:name="P2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3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4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5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6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7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8" style:parent-style-name="Normal" style:family="paragraph">
      <style:paragraph-properties fo:margin-bottom="0in"/>
    </style:style>
    <style:style style:name="T9" style:parent-style-name="Fonteparág.padrão" style:family="text">
      <style:text-properties fo:font-size="8pt" style:font-size-asian="8pt" style:font-size-complex="8pt"/>
    </style:style>
    <style:style style:name="P10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1" style:parent-style-name="Fonteparág.padrão" style:family="text">
      <style:text-properties style:font-name-complex="Arial" fo:font-size="9pt" style:font-size-asian="9pt" style:font-size-complex="9pt"/>
    </style:style>
    <style:style style:name="T12" style:parent-style-name="Fonteparág.padrão" style:family="text">
      <style:text-properties style:font-name-complex="Arial" fo:font-size="9pt" style:font-size-asian="9pt" style:font-size-complex="9pt"/>
    </style:style>
    <style:style style:name="T13" style:parent-style-name="Fonteparág.padrão" style:family="text">
      <style:text-properties fo:font-size="9pt" style:font-size-asian="9pt" style:font-size-complex="9pt"/>
    </style:style>
    <style:style style:name="P14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5" style:parent-style-name="Fonteparág.padrão" style:family="text">
      <style:text-properties fo:font-size="9pt" style:font-size-asian="9pt" style:font-size-complex="9pt"/>
    </style:style>
    <style:style style:name="T16" style:parent-style-name="Fonteparág.padrão" style:family="text">
      <style:text-properties fo:font-size="9pt" style:font-size-asian="9pt" style:font-size-complex="9pt"/>
    </style:style>
    <style:style style:name="P17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18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19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20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22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23" style:parent-style-name="Normal" style:family="paragraph">
      <style:paragraph-properties fo:margin-bottom="0in"/>
    </style:style>
    <style:style style:name="T24" style:parent-style-name="Fonteparág.padrão" style:family="text">
      <style:text-properties fo:font-size="8pt" style:font-size-asian="8pt" style:font-size-complex="8pt"/>
    </style:style>
    <style:style style:name="P25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26" style:parent-style-name="Fonteparág.padrão" style:family="text">
      <style:text-properties style:font-name-complex="Arial" fo:font-size="9pt" style:font-size-asian="9pt" style:font-size-complex="9pt"/>
    </style:style>
    <style:style style:name="T27" style:parent-style-name="Fonteparág.padrão" style:family="text">
      <style:text-properties style:font-name-complex="Arial" fo:font-size="9pt" style:font-size-asian="9pt" style:font-size-complex="9pt"/>
    </style:style>
    <style:style style:name="T28" style:parent-style-name="Fonteparág.padrão" style:family="text">
      <style:text-properties fo:font-size="9pt" style:font-size-asian="9pt" style:font-size-complex="9pt"/>
    </style:style>
    <style:style style:name="P29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30" style:parent-style-name="Fonteparág.padrão" style:family="text">
      <style:text-properties fo:font-size="9pt" style:font-size-asian="9pt" style:font-size-complex="9pt"/>
    </style:style>
    <style:style style:name="T31" style:parent-style-name="Fonteparág.padrão" style:family="text">
      <style:text-properties fo:font-size="9pt" style:font-size-asian="9pt" style:font-size-complex="9pt"/>
    </style:style>
    <style:style style:name="P32" style:parent-style-name="Rodapé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1"><text:s text:c="32"/></text:h>
        <text:h text:style-name="P3" text:outline-level="1"><text:span text:style-name="T4"><draw:frame draw:z-index="251659264" draw:style-name="a0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5" text:outline-level="1">DEPARTAMENTO DE ÁGUAS E ESGOTOS DE VALINHOS</text:h>
        <text:p text:style-name="P6"><text:span text:style-name="T7">Autarquia Municipal</text:span></text:p>
      </style:header>
      <style:footer>
        <text:p text:style-name="P8"><text:span text:style-name="T9"><draw:connector draw:type="line" svg:x1="-0.75972in" svg:y1="0.13681in" svg:x2="6.79792in" svg:y2="0.13681in" draw:z-index="251658240" draw:id="id0" draw:style-name="a1" draw:name="Conector de Seta Reta 35" text:anchor-type="paragraph"><svg:title/><svg:desc/></draw:connector></text:span></text:p>
        <text:p text:style-name="P10"><text:span text:style-name="T11">Rua</text:span><text:span text:style-name="T12"><text:s/>Orozimbo Maia nº 1054 – Vila Sônia – CEP 13274-000 <text:s/>-<text:s/></text:span><text:span text:style-name="T13">Fone: (19) 2122-4444</text:span></text:p>
        <text:p text:style-name="P14"><text:span text:style-name="T15">E</text:span><text:span text:style-name="T16">-mail: daev@daev.org.br – Home Page: www.daev.org.br</text:span></text:p>
        <text:p text:style-name="Rodapé"/>
      </style:footer>
    </style:master-page>
    <style:master-page style:next-style-name="MP0" style:name="MPF0" style:page-layout-name="PL0">
      <style:header>
        <text:h text:style-name="P17" text:outline-level="1"><text:s text:c="32"/></text:h>
        <text:h text:style-name="P18" text:outline-level="1"><text:span text:style-name="T19"><draw:frame draw:z-index="251656192" draw:style-name="a2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20" text:outline-level="1">DEPARTAMENTO DE ÁGUAS E ESGOTOS DE VALINHOS</text:h>
        <text:p text:style-name="P21"><text:span text:style-name="T22">Autarquia Municipal</text:span></text:p>
      </style:header>
      <style:footer>
        <text:p text:style-name="P23"><text:span text:style-name="T24"><draw:connector draw:type="line" svg:x1="-0.75972in" svg:y1="0.13681in" svg:x2="6.79792in" svg:y2="0.13681in" draw:z-index="251657216" draw:id="id1" draw:style-name="a3" draw:name="Conector de Seta Reta 35" text:anchor-type="paragraph"><svg:title/><svg:desc/></draw:connector></text:span></text:p>
        <text:p text:style-name="P25"><text:span text:style-name="T26">Av. Orozimbo Maia nº 1054 – Vila Sônia – CEP 13274-000<text:s/></text:span><text:span text:style-name="T27"><text:s/>-<text:s/></text:span><text:span text:style-name="T28">Fone: (19) 2122-4444</text:span></text:p>
        <text:p text:style-name="P29"><text:span text:style-name="T30">E</text:span><text:span text:style-name="T31">-mail: daev@daev.org.br – Home Page: www.daev.org.br</text:span></text:p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16T11:34:00Z</meta:creation-date>
    <dc:date>2021-08-16T11:35:00Z</dc:date>
    <meta:print-date>2021-08-10T12:35:00Z</meta:print-date>
    <meta:template xlink:href="Portarias%20(1).dot" xlink:type="simple"/>
    <meta:editing-cycles>2</meta:editing-cycles>
    <meta:editing-duration>PT60S</meta:editing-duration>
    <meta:document-statistic meta:page-count="1" meta:paragraph-count="2" meta:word-count="198" meta:character-count="1270" meta:row-count="8" meta:non-whitespace-character-count="1074"/>
  </office:meta>
</office:document-meta>
</file>